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ArialMT" svg:font-family="CAAAAA+ArialMT"/>
    <style:font-face style:name="FVOLSD+NimbusRomNo9L-Regu" svg:font-family="FVOLSD+NimbusRomNo9L-Regu"/>
    <style:font-face style:name="FreeSans1" svg:font-family="FreeSans"/>
    <style:font-face style:name="OpenSymbol" svg:font-family="OpenSymbol"/>
    <style:font-face style:name="THDBVB+NimbusRomNo9L-ReguItal" svg:font-family="THDBVB+NimbusRomNo9L-ReguItal"/>
    <style:font-face style:name="Verdana" svg:font-family="Verdana, Helvetica, sans-serif"/>
    <style:font-face style:name="Verdana1" svg:font-family="Verdana, sans-serif"/>
    <style:font-face style:name="ABCDEE+Calibri" svg:font-family="ABCDEE+Calibri" style:font-family-generic="swiss"/>
    <style:font-face style:name="ABCDEE+Cambria,Bold" svg:font-family="'ABCDEE+Cambria,Bold'"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list-style-name="L1">
      <style:text-properties fo:language="pt" fo:country="PT" fo:font-weight="bold" style:font-weight-asian="bold" style:font-weight-complex="bold"/>
    </style:style>
    <style:style style:name="P4" style:family="paragraph" style:parent-style-name="Standard" style:list-style-name="L3">
      <style:text-properties fo:language="pt" fo:country="PT" fo:font-weight="bold" style:font-weight-asian="bold" style:font-weight-complex="bold"/>
    </style:style>
    <style:style style:name="P5" style:family="paragraph" style:parent-style-name="Standard" style:list-style-name="L2">
      <style:text-properties fo:language="pt" fo:country="PT" fo:font-weight="bold" style:font-weight-asian="bold" style:font-weight-complex="bold"/>
    </style:style>
    <style:style style:name="P6" style:family="paragraph" style:parent-style-name="Standard">
      <style:text-properties fo:language="pt" fo:country="PT" fo:font-weight="normal" style:font-weight-asian="normal" style:font-weight-complex="normal"/>
    </style:style>
    <style:style style:name="P7" style:family="paragraph" style:parent-style-name="Standard" style:list-style-name="L1">
      <style:text-properties fo:language="pt" fo:country="PT"/>
    </style:style>
    <style:style style:name="P8" style:family="paragraph" style:parent-style-name="Standard" style:list-style-name="L3">
      <style:text-properties fo:language="pt" fo:country="PT"/>
    </style:style>
    <style:style style:name="P9" style:family="paragraph" style:parent-style-name="Standard" style:list-style-name="L4">
      <style:text-properties fo:language="pt" fo:country="PT"/>
    </style:style>
    <style:style style:name="P10" style:family="paragraph" style:parent-style-name="Standard" style:list-style-name="L4">
      <style:text-properties fo:language="pt" fo:country="PT" style:text-underline-style="none"/>
    </style:style>
    <style:style style:name="P11" style:family="paragraph" style:parent-style-name="Standard" style:list-style-name="L1"/>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5"/>
    <style:style style:name="P14" style:family="paragraph" style:parent-style-name="Heading_20_2">
      <style:text-properties fo:language="pt" fo:country="PT"/>
    </style:style>
    <style:style style:name="P15" style:family="paragraph" style:parent-style-name="Heading_20_3">
      <style:text-properties fo:language="pt" fo:country="PT"/>
    </style:style>
    <style:style style:name="P16" style:family="paragraph" style:parent-style-name="Heading_20_4">
      <style:text-properties fo:language="pt" fo:country="PT"/>
    </style:style>
    <style:style style:name="P17" style:family="paragraph" style:parent-style-name="Heading_20_4">
      <style:text-properties fo:language="pt" fo:country="PT" fo:font-weight="bold" style:font-weight-asian="bold" style:font-weight-complex="bold"/>
    </style:style>
    <style:style style:name="T1" style:family="text">
      <style:text-properties fo:language="pt" fo:country="PT"/>
    </style:style>
    <style:style style:name="T2" style:family="text">
      <style:text-properties fo:language="pt" fo:country="PT" fo:font-style="normal" style:font-style-asian="normal" style:font-style-complex="normal"/>
    </style:style>
    <style:style style:name="T3" style:family="text">
      <style:text-properties fo:language="pt" fo:country="PT" fo:font-style="normal" fo:font-weight="normal" style:font-style-asian="normal" style:font-weight-asian="normal" style:font-style-complex="normal" style:font-weight-complex="normal"/>
    </style:style>
    <style:style style:name="T4" style:family="text">
      <style:text-properties fo:language="pt" fo:country="PT" fo:font-style="normal" fo:font-weight="bold" style:font-style-asian="normal" style:font-weight-asian="bold" style:font-style-complex="normal" style:font-weight-complex="bold"/>
    </style:style>
    <style:style style:name="T5" style:family="text">
      <style:text-properties fo:language="pt" fo:country="PT" fo:font-style="normal" style:text-underline-style="none" fo:font-weight="normal" style:font-style-asian="normal" style:font-weight-asian="normal" style:font-style-complex="normal" style:font-weight-complex="normal"/>
    </style:style>
    <style:style style:name="T6" style:family="text">
      <style:text-properties fo:language="pt" fo:country="PT" fo:font-style="normal" style:text-underline-style="none" style:font-style-asian="normal" style:font-style-complex="normal"/>
    </style:style>
    <style:style style:name="T7" style:family="text">
      <style:text-properties fo:language="pt" fo:country="PT" fo:font-style="normal" style:text-underline-style="none" fo:font-weight="bold" style:font-style-asian="normal" style:font-weight-asian="bold" style:font-style-complex="normal" style:font-weight-complex="bold"/>
    </style:style>
    <style:style style:name="T8" style:family="text">
      <style:text-properties fo:language="pt" fo:country="PT"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language="pt" fo:country="PT"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language="pt" fo:country="PT" fo:font-style="italic" fo:font-weight="bold" style:font-style-asian="italic" style:font-weight-asian="bold" style:font-style-complex="italic" style:font-weight-complex="bold"/>
    </style:style>
    <style:style style:name="T11" style:family="text">
      <style:text-properties fo:language="pt" fo:country="PT" fo:font-style="italic" style:text-underline-style="none" fo:font-weight="bold" style:font-style-asian="italic" style:font-weight-asian="bold" style:font-style-complex="italic" style:font-weight-complex="bold"/>
    </style:style>
    <style:style style:name="T12" style:family="text">
      <style:text-properties fo:language="pt" fo:country="PT" fo:font-style="italic" style:text-underline-style="none" fo:font-weight="normal" style:font-style-asian="italic" style:font-weight-asian="normal" style:font-style-complex="italic" style:font-weight-complex="normal"/>
    </style:style>
    <style:style style:name="T13" style:family="text">
      <style:text-properties fo:language="pt" fo:country="PT" fo:font-style="italic" fo:font-weight="normal" style:font-style-asian="italic" style:font-weight-asian="normal" style:font-style-complex="italic" style:font-weight-complex="normal"/>
    </style:style>
    <style:style style:name="T14"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15" style:family="text">
      <style:text-properties fo:language="pt" fo:country="PT" fo:font-weight="bold" style:font-weight-asian="bold" style:font-weight-complex="bold"/>
    </style:style>
    <style:style style:name="T16" style:family="text">
      <style:text-properties fo:language="pt" fo:country="PT" fo:font-weight="bold" style:font-weight-asian="normal" style:font-weight-complex="normal"/>
    </style:style>
    <style:style style:name="T17" style:family="text">
      <style:text-properties fo:language="pt" fo:country="PT" fo:font-weight="normal" style:font-weight-asian="normal" style:font-weight-complex="normal"/>
    </style:style>
    <style:style style:name="T18" style:family="text">
      <style:text-properties fo:language="pt" fo:country="PT" style:text-underline-style="solid" style:text-underline-width="auto" style:text-underline-color="font-color" fo:font-weight="normal" style:font-weight-asian="normal" style:font-weight-complex="normal"/>
    </style:style>
    <style:style style:name="T19" style:family="text">
      <style:text-properties fo:language="pt" fo:country="PT" style:font-weight-asian="bold" style:font-weight-complex="bold"/>
    </style:style>
    <style:style style:name="T20" style:family="text">
      <style:text-properties style:font-name="THDBVB+NimbusRomNo9L-ReguItal" fo:font-size="10pt" fo:language="pt" fo:country="PT" fo:font-style="normal" style:font-name-asian="THDBVB+NimbusRomNo9L-ReguItal" style:font-size-asian="10pt" style:font-style-asian="normal" style:font-name-complex="THDBVB+NimbusRomNo9L-ReguItal" style:font-size-complex="10pt" style:font-style-complex="normal"/>
    </style:style>
    <style:style style:name="T21"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style:language-asian="zxx" style:country-asian="none" style:font-style-asian="italic" style:language-complex="zxx" style:country-complex="none" style:font-style-complex="italic"/>
    </style:style>
    <style:style style:name="T24" style:family="text">
      <style:text-properties fo:language="en" fo:country="U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language-asian="zxx" style:country-asian="none" style:font-style-asian="italic" style:language-complex="zxx" style:country-complex="none" style:font-style-complex="italic"/>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style:font-weight-asian="normal" style:font-weight-complex="normal"/>
    </style:style>
    <style:style style:name="T44" style:family="text">
      <style:text-properties style:font-weight-asian="bold"/>
    </style:style>
    <style:style style:name="T45" style:family="text">
      <style:text-properties style:font-weight-asian="bold" style:font-weight-complex="bold"/>
    </style:style>
    <style:style style:name="T46" style:family="text">
      <style:text-properties style:font-weight-complex="bold"/>
    </style:style>
    <style:style style:name="T47" style:family="text">
      <style:text-properties fo:font-weight="normal" style:font-weight-asian="normal" style:font-weight-complex="normal"/>
    </style:style>
    <style:style style:name="T48" style:family="text">
      <style:text-properties fo:font-variant="normal" fo:text-transform="none" fo:color="#333333" style:font-name="Verdana1" fo:font-size="9pt" fo:letter-spacing="normal" fo:font-style="normal" fo:font-weight="normal" style:font-weight-asian="normal" style:font-weight-complex="normal"/>
    </style:style>
    <style:style style:name="T49" style:family="text">
      <style:text-properties fo:font-variant="normal" fo:text-transform="none" fo:color="#333333" style:font-name="Verdana1" fo:font-size="9pt" fo:letter-spacing="normal" fo:font-style="normal" fo:font-weight="bold" style:font-weight-asian="normal" style:font-weight-complex="normal"/>
    </style:style>
    <style:style style:name="T50" style:family="text">
      <style:text-properties fo:font-variant="normal" fo:text-transform="none" fo:color="#333333" style:font-name="Verdana1" fo:font-size="9pt" fo:letter-spacing="normal" fo:language="pt" fo:country="PT" fo:font-style="normal" fo:font-weight="normal" style:font-weight-asian="normal" style:font-weight-complex="normal"/>
    </style:style>
    <style:style style:name="T51" style:family="text">
      <style:text-properties fo:font-variant="normal" fo:text-transform="none" fo:color="#333333" style:font-name="Verdana1" fo:font-size="9pt" fo:letter-spacing="normal" fo:language="pt" fo:country="PT" fo:font-style="normal" fo:font-weight="bold" style:font-weight-asian="normal" style:font-weight-complex="normal"/>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font-name="ABCDEE+Calibri" fo:font-size="11pt" fo:language="pt" fo:country="PT" fo:font-style="normal" fo:font-weight="normal" style:font-name-asian="ABCDEE+Calibri" style:font-size-asian="11pt" style:font-style-asian="normal" style:font-weight-asian="normal" style:font-name-complex="ABCDEE+Calibri" style:font-size-complex="11pt" style:font-style-complex="normal" style:font-weight-complex="normal"/>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15"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25">Categories for the Description of Works of Art (CDWA)</text:span><text:span text:style-name="T33"> e</text:span><text:span text:style-name="T21"> </text:span><text:span text:style-name="T25">Cataloging Cultural Objects (CCO) </text:span><text:span text:style-name="T33">e </text:span><text:span text:style-name="T25">CDWA Lite</text:span><text:span text:style-name="T33">. </text:span><text:span text:style-name="T33"><text:s/></text:span></text:p>
      <text:p text:style-name="P1"><text:span text:style-name="T33">O CDWA descreve o conteúdo de bases de dados de arte articulando uma </text:span><text:span text:style-name="T32">framework</text:span><text:span text:style-name="T33"> conceptual para descrever e aceder a informação sobre obras de arte, arquitetura, outro materiais de cultura, grupos e coleções de obras e imagens relacionadas. O CDWA inclui 532 categorias e subcategorias. </text:span></text:p>
      <text:p text:style-name="P1"><text:span text:style-name="T33">O CCO é um guia ao invés de um conjunto de elementos de meta-dados. Os elementos que abrange são referentes a áreas de informação num registo de catalogação que podem ser mapeadas para vários elementos de meta-dados tais como CDWA ou CDWA </text:span><text:span text:style-name="T33">Lite.</text:span><text:span text:style-name="T33"> Basicamente, é um documento lato que inclui regras para formatação de dados, sugestões para informação obrigatória, requisitos para vocabulário controlado e problemas de apresentação.</text:span></text:p>
      <text:p text:style-name="P1"><text:span text:style-name="T33">Para facilitar a partilha de registos complacentes com CDWA através do protocolo </text:span><text:span text:style-name="T25">Open Archives Initiative – Protocol for Metadata Harvesting (OAI-PMH)</text:span><text:span text:style-name="T33">,</text:span><text:span text:style-name="T33"> o Getty Research Institute criou o schema </text:span><text:span text:style-name="T33"><text:s/>XML </text:span><text:span text:style-name="T33">CDWA </text:span><text:span text:style-name="T33">Lite</text:span><text:span text:style-name="T33"> baseado nas categorias consideradas essenciais (core) do CDWA que descreve um formato para registos essenciais de obras de arte e material cultural baseados no CDWA e CCO.</text:span></text:p>
      <text:p text:style-name="P1"><text:span text:style-name="T33"/></text:p>
      <text:p text:style-name="P1"><text:span text:style-name="T33">Após uma análise a todas estas normas e estruturas, chegámos a um modelo final que passaremos a descrever na secção seguinte.</text:span></text:p>
      <text:p text:style-name="P1"><text:span text:style-name="T33"/></text:p>
      <text:p text:style-name="P1"><text:span text:style-name="T33"/></text:p>
      <text:h text:style-name="P15" text:outline-level="3"><text:span text:style-name="T33">Modelo de Dados</text:span></text:h>
      <text:p text:style-name="P1">O modelo representa uma simplificação do que é sugerido pelo CDWA, apenas representando os meta-<text:soft-page-break/>dados <text:span text:style-name="T33">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16" text:outline-level="4">Tabelas com origem em entidades e relacionamentos 1:N</text:h>
      <text:p text:style-name="P1">As seguintes tabelas foram criadas com base nos meta-dados que pretendemos armazenar:</text:p>
      <text:list xml:id="list1555145532" text:style-name="L1">
        <text:list-item>
          <text:p text:style-name="P7"><text:span text:style-name="T42">Object_Work_Records</text:span><text:span text:style-name="T34"> {</text:span><text:span text:style-name="T35">id_object_Work_Records</text:span><text:span text:style-name="T34">, displayCreator, displayMeasurements, displayMaterialsTech, displayCreationDate, </text:span><text:span text:style-name="T26">RecordType</text:span><text:span text:style-name="T34">}</text:span></text:p>
          <text:p text:style-name="P11"><text:span text:style-name="T1">Correspondente à categoria </text:span><text:span text:style-name="Strong_20_Emphasis"><text:span text:style-name="T1">Object/Work</text:span></text:span><text:span text:style-name="Strong_20_Emphasis"><text:span text:style-name="T17">. Esta tabela identifica o foco lógico da discussão. Representa uma obra de arte (objeto) no repositório, descreve o que é a obra e possibilita a procura de obras de um determinados tipo.</text:span></text:span></text:p>
          <text:p text:style-name="P7"/>
          <text:p text:style-name="P7">Atributos:</text:p>
          <text:list>
            <text:list-item>
              <text:p text:style-name="P7"><text:span text:style-name="T37">id_object_Work_Records:</text:span> é chave primária, já que identifica univocamente cada registo. Inteiro que é auto incrementado;</text:p>
            </text:list-item>
            <text:list-item>
              <text:p text:style-name="P3"><text:span text:style-name="T33">displayCreator:</text:span><text:span text:style-name="T34"> </text:span><text:span text:style-name="T34">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7"><text:span text:style-name="T40">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7"><text:span text:style-name="T40">DisplayMaterialsTech:</text:span><text:span text:style-name="T34">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7"><text:span text:style-name="T40">DisplayCreationDate: </text:span><text:span text:style-name="T34">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7"><text:span text:style-name="T42">RecordType:</text:span> é chave estrangeira da tabela RecordType. Inteiro que identifica o tipo de de registo da obra.</text:p>
            </text:list-item>
          </text:list>
        </text:list-item>
      </text:list>
      <text:p text:style-name="P1"><text:tab/></text:p>
      <text:list xml:id="list679089507" text:continue-numbering="true" text:style-name="L1">
        <text:list-item>
          <text:p text:style-name="P3">Object_Work_Types<text:span text:style-name="T47"> {</text:span><text:span text:style-name="T52">id_type</text:span><text:span text:style-name="T47">, type, termsource, termsourceID}</text:span></text:p>
        </text:list-item>
      </text:list>
      <text:p text:style-name="P1"><text:tab/>Correspondente à categoria <text:span text:style-name="T42">Object/Work Type</text:span><text:span text:style-name="T47">. Esta </text:span><text:span text:style-name="Strong_20_Emphasis"><text:span text:style-name="T47">tabela</text:span></text:span><text:span text:style-name="T47"> representa um termo que identifica o tipo específico de objeto ou obra descrita.</text:span></text:p>
      <text:p text:style-name="P1"><text:span text:style-name="T47"/></text:p>
      <text:p text:style-name="P1"><text:span text:style-name="T47"><text:tab/>Atributos:</text:span></text:p>
      <text:list xml:id="list114670783" text:style-name="L3">
        <text:list-item>
          <text:p text:style-name="P8"><text:span text:style-name="T37">id_type:</text:span><text:span text:style-name="T38"> </text:span><text:span text:style-name="T38">é chave primária, já que identifica univocamente cada tipo. Inteiro que é auto incrementado;</text:span></text:p>
        </text:list-item>
        <text:list-item>
          <text:p text:style-name="P8"><text:soft-page-break/><text:span text:style-name="T37">type:</text:span><text:span text:style-name="T38"> string que representa um termo <text:s/>que identifica o tipo específico de objeto ou obra descrita.</text:span></text:p>
        </text:list-item>
        <text:list-item>
          <text:p text:style-name="P4"><text:span text:style-name="T39">termsource: </text:span><text:span text:style-name="T38">string que identifica a fonte do termo.</text:span></text:p>
        </text:list-item>
        <text:list-item>
          <text:p text:style-name="P8"><text:span text:style-name="T37">termsourceID:</text:span><text:span text:style-name="T38"> string que representa o identificador do termo na fonte.</text:span></text:p>
        </text:list-item>
      </text:list>
      <text:p text:style-name="P1"><text:span text:style-name="T37"/></text:p>
      <text:list xml:id="list1872620488" text:continue-list="list679089507" text:style-name="L1">
        <text:list-item>
          <text:p text:style-name="P7"><text:span text:style-name="T42">Object_Work_Titles {</text:span><text:span text:style-name="T53">id_object_Work_Titles</text:span><text:span text:style-name="T42">, title, pref, type, lang, langtermsource, </text:span><text:span text:style-name="T27">Object_Work_Record</text:span><text:span text:style-name="T42">}</text:span></text:p>
          <text:p text:style-name="P11"><text:span text:style-name="T1">Correspondente à categoria </text:span><text:span text:style-name="T15">Titles or Names</text:span><text:span text:style-name="T1">. Esta </text:span><text:span text:style-name="Strong_20_Emphasis"><text:span text:style-name="T17">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93737194" text:style-name="L4">
        <text:list-item>
          <text:p text:style-name="P9"><text:span text:style-name="T55">id_object_Work_Titles:</text:span><text:span text:style-name="T56"> </text:span><text:span text:style-name="T38">é chave primária, já que identifica univocamente cada título. Inteiro que é auto incrementado;</text:span></text:p>
        </text:list-item>
        <text:list-item>
          <text:p text:style-name="P9"><text:span text:style-name="T55">title:</text:span><text:span text:style-name="T56"> string que identifica os títulos ou nomes dados a uma obra de arte, arquitetura, cultura material.</text:span></text:p>
        </text:list-item>
        <text:list-item>
          <text:p text:style-name="P10"><text:span text:style-name="T42">pref:</text:span><text:span text:style-name="T47"> string que representa uma indicação de um título ser o preferido da obra ou não.</text:span></text:p>
        </text:list-item>
        <text:list-item>
          <text:p text:style-name="P10"><text:span text:style-name="T42">type: </text:span><text:span text:style-name="T47">string que representa o tipo do título ou nome atribuído a uma obra.</text:span></text:p>
        </text:list-item>
        <text:list-item>
          <text:p text:style-name="P10"><text:span text:style-name="T42">lang:</text:span><text:span text:style-name="T47"> string que representa a língua do título ou nome.</text:span></text:p>
        </text:list-item>
        <text:list-item>
          <text:p text:style-name="P9"><text:span text:style-name="T55">langtermsource: </text:span><text:span text:style-name="T56">string que representa a fonte do termo que identifica a língua.</text:span></text:p>
        </text:list-item>
        <text:list-item>
          <text:p text:style-name="P9"><text:span text:style-name="T37">Object_Work_Record:</text:span> é chave estrangeira da tabela <text:span text:style-name="T38">Object_Work_Record</text:span>. Inteiro que identifica a obra.</text:p>
        </text:list-item>
      </text:list>
      <text:list xml:id="list2175889426" text:continue-list="list1872620488" text:style-name="L1">
        <text:list-item>
          <text:list>
            <text:list-header>
              <text:p text:style-name="P7"><text:span text:style-name="T42"/></text:p>
            </text:list-header>
            <text:list-item>
              <text:p text:style-name="P7"><text:span text:style-name="T42">SourceTitles</text:span><text:span text:style-name="T47"> {</text:span><text:span text:style-name="T52">id_sourceTitles</text:span><text:span text:style-name="T47">, sourceTitle}</text:span></text:p>
              <text:p text:style-name="P11"><text:span text:style-name="T17">Esta </text:span><text:span text:style-name="Strong_20_Emphasis"><text:span text:style-name="T17">tabela</text:span></text:span><text:span text:style-name="T17"> representa a fonte para o título, genericamente uma fonte publicada.</text:span></text:p>
            </text:list-item>
          </text:list>
        </text:list-item>
      </text:list>
      <text:p text:style-name="P1"><text:span text:style-name="T47"/></text:p>
      <text:p text:style-name="P1"><text:span text:style-name="T47"><text:tab/><text:tab/>Atributos:</text:span></text:p>
      <text:list xml:id="list379486207" text:continue-list="list93737194" text:style-name="L4">
        <text:list-item>
          <text:list>
            <text:list-item>
              <text:p text:style-name="P9"><text:span text:style-name="T53">i</text:span><text:span text:style-name="T36">d_sourceTitles</text:span><text:span text:style-name="T55">:</text:span><text:span text:style-name="T56"> </text:span><text:span text:style-name="T38">é chave primária, já que identifica univocamente cada fonte. Inteiro que é auto incrementado;</text:span></text:p>
            </text:list-item>
            <text:list-item>
              <text:p text:style-name="P9"><text:span text:style-name="T55">sourceTitle:</text:span><text:span text:style-name="T56"> string que identifica a fonte para o título, gericamente uma fonte publicada.</text:span></text:p>
            </text:list-item>
          </text:list>
        </text:list-item>
      </text:list>
      <text:list xml:id="list235566345" text:continue-list="list2175889426" text:style-name="L1">
        <text:list-item>
          <text:list>
            <text:list-header>
              <text:p text:style-name="P7"><text:span text:style-name="T42"/></text:p>
            </text:list-header>
          </text:list>
        </text:list-item>
        <text:list-item>
          <text:p text:style-name="P3">IndexingMeasurements<text:span text:style-name="T47"> {</text:span><text:span text:style-name="T52">id_indexingMeasurements</text:span><text:span text:style-name="T47">, </text:span><text:span text:style-name="T26">Object_Work_Record</text:span><text:span text:style-name="T47">}</text:span></text:p>
          <text:p text:style-name="P11"><text:span text:style-name="T17">Correspondente à categoria </text:span><text:span text:style-name="T15">Measurements</text:span><text:span text:style-name="T17">. Esta </text:span><text:span text:style-name="Strong_20_Emphasis"><text:span text:style-name="T17">tabela</text:span></text:span><text:span text:style-name="T17"> representa as dimensões, tamanho, forma, escala, formato, ou configuração de armazenamento, incluindo volume, peso, área ou tempo de execução.</text:span></text:p>
        </text:list-item>
      </text:list>
      <text:p text:style-name="P6"/>
      <text:p text:style-name="P6"><text:tab/>Atributos:</text:p>
      <text:list xml:id="list2065485934" text:style-name="L5">
        <text:list-item>
          <text:p text:style-name="P13"><text:span text:style-name="T7">id_indexingMeasurements: </text:span><text:span text:style-name="T5">é chave primária, já que identifica univocamente cada grupo de medidas. Inteiro que é auto incrementado;</text:span></text:p>
        </text:list-item>
        <text:list-item>
          <text:p text:style-name="P13"><text:span text:style-name="T7">Object_Work_Record</text:span><text:span text:style-name="T5">: é chave estrangeira da tabela Object_Work_Record. Inteiro que identifica a obra.</text:span></text:p>
        </text:list-item>
      </text:list>
      <text:list xml:id="list215825663" text:continue-list="list235566345" text:style-name="L1">
        <text:list-header>
          <text:p text:style-name="P3"><text:span text:style-name="T47"/></text:p>
          <text:list>
            <text:list-item>
              <text:p text:style-name="P3">Measurements<text:span text:style-name="T47"> {</text:span><text:span text:style-name="T52">id_measurements</text:span><text:span text:style-name="T47">, value, unit, type, </text:span><text:span text:style-name="T26">IndexingMeasurement</text:span><text:span text:style-name="T47">}</text:span></text:p>
              <text:p text:style-name="P11"><text:span text:style-name="T17">Correspondente às categorias </text:span><text:span text:style-name="T42">Dimensions Type</text:span>, <text:span text:style-name="T15">Dimensions Value</text:span><text:span text:style-name="T17"> e</text:span><text:span text:style-name="T1"> </text:span><text:span text:style-name="T15">Dimensions Unit</text:span><text:span text:style-name="T16">. </text:span><text:span text:style-name="T17">Esta </text:span><text:span text:style-name="Strong_20_Emphasis"><text:span text:style-name="T17">tabela</text:span></text:span><text:span text:style-name="T17"> representa as dimensões ou outras medidas de outros aspetos de uma obra.</text:span></text:p>
            </text:list-item>
          </text:list>
        </text:list-header>
      </text:list>
      <text:p text:style-name="Standard"><text:span text:style-name="T17"><text:tab/></text:span></text:p>
      <text:p text:style-name="Standard"><text:span text:style-name="T17"><text:tab/>Atributos:</text:span></text:p>
      <text:list xml:id="list195725471" text:continue-list="list2065485934" text:style-name="L5">
        <text:list-item>
          <text:p text:style-name="P13"><text:soft-page-break/><text:span text:style-name="T7">id_measurements: </text:span><text:span text:style-name="T5">é chave primária, já que identifica univocamente cada grupo de medidas. Inteiro que é auto incrementado;</text:span></text:p>
        </text:list-item>
        <text:list-item>
          <text:p text:style-name="P13"><text:span text:style-name="T7">value:</text:span><text:span text:style-name="T5"> string que representa o valor numérico de uma dimensão em específico de uma obra;</text:span></text:p>
        </text:list-item>
        <text:list-item>
          <text:p text:style-name="P13"><text:span text:style-name="T7">unit:</text:span><text:span text:style-name="T5"> string que representa unidade de medida usada;</text:span></text:p>
        </text:list-item>
        <text:list-item>
          <text:p text:style-name="P13"><text:span text:style-name="T7">type:</text:span><text:span text:style-name="T5"> string que representa o tipo de dimensão de uma área em específico ou parte de uma obra.</text:span></text:p>
        </text:list-item>
        <text:list-item>
          <text:p text:style-name="P13"><text:span text:style-name="T7">Object_Work_Record</text:span><text:span text:style-name="T5">: é chave estrangeira da tabela Object_Work_Record. Inteiro que identifica a obra.</text:span></text:p>
        </text:list-item>
      </text:list>
      <text:p text:style-name="Standard"><text:span text:style-name="T5"/></text:p>
      <text:list xml:id="list1720618630" text:continue-list="list215825663" text:style-name="L1">
        <text:list-item>
          <text:list>
            <text:list-item>
              <text:p text:style-name="P3">QualifierMeasurements<text:span text:style-name="T47"> {</text:span><text:span text:style-name="T52">id_qualifierMeasurements</text:span><text:span text:style-name="T47">, qualifierMeasurement}</text:span></text:p>
            </text:list-item>
          </text:list>
        </text:list-item>
        <text:list-item>
          <text:p text:style-name="P7"><text:span text:style-name="T42">IndexingMaterialsTech</text:span><text:span text:style-name="T47"> {</text:span><text:span text:style-name="T52">id_indexingMaterialsTech</text:span><text:span text:style-name="T47">, type, </text:span><text:span text:style-name="T26">Object_Work_Record</text:span><text:span text:style-name="T47">}</text:span></text:p>
          <text:list>
            <text:list-item>
              <text:p text:style-name="P3">TermMaterialsTech<text:span text:style-name="T47"> {</text:span><text:span text:style-name="T52">id_termMaterialsTech</text:span><text:span text:style-name="T47">, termMaterialsTech, termsource, termsourceID}</text:span></text:p>
            </text:list-item>
            <text:list-item>
              <text:p text:style-name="P3">ExtentMaterialsTech<text:span text:style-name="T47"> {</text:span><text:span text:style-name="T52">id_extentMaterialsTech</text:span><text:span text:style-name="T47">, extentMaterialsTech, </text:span><text:span text:style-name="T26">IndexingMaterialsTech</text:span><text:span text:style-name="T47">}</text:span></text:p>
            </text:list-item>
          </text:list>
        </text:list-item>
        <text:list-item>
          <text:p text:style-name="P7"><text:span text:style-name="T42">ConservationTreatmentHistory</text:span><text:span text:style-name="T47"> {</text:span><text:span text:style-name="T35">id_conservationTreatmentHistory</text:span><text:span text:style-name="T47">, treatmentDate, </text:span><text:span text:style-name="T26">Object_Work_Record</text:span><text:span text:style-name="T47">}</text:span></text:p>
          <text:list>
            <text:list-item>
              <text:p text:style-name="P3">TreatmentTypes<text:span text:style-name="T47"> {</text:span><text:span text:style-name="T52">id_treatmentTypes</text:span><text:span text:style-name="T47">, treatmentType}</text:span></text:p>
            </text:list-item>
            <text:list-item>
              <text:p text:style-name="P3">ConservationTreatmentDescriptions<text:span text:style-name="T47"> {</text:span><text:span text:style-name="T52">id_conservationTreatmentDescriptions</text:span><text:span text:style-name="T47">, ConservationTreatmentDescription, </text:span><text:span text:style-name="T31">ConservationTreatmentHistory</text:span><text:span text:style-name="T47">}</text:span></text:p>
            </text:list-item>
            <text:list-item>
              <text:p text:style-name="P3">TreatmentDates<text:span text:style-name="T47"> {</text:span><text:span text:style-name="T52">id_treatmentDates</text:span><text:span text:style-name="T47">, treatmentDate, </text:span><text:span text:style-name="T26">earliestDate</text:span><text:span text:style-name="T47">, </text:span><text:span text:style-name="T31">latestDate</text:span><text:span text:style-name="T47">}</text:span></text:p>
              <text:list>
                <text:list-item>
                  <text:p text:style-name="P3">EarliestDates<text:span text:style-name="T47"> {</text:span><text:span text:style-name="T52">id_earliestDate</text:span><text:span text:style-name="T47">, earliestDate, termsource}</text:span></text:p>
                </text:list-item>
                <text:list-item>
                  <text:p text:style-name="P7"><text:span text:style-name="T42">LatestDates</text:span><text:span text:style-name="T47">{</text:span><text:span text:style-name="T52">id_latestDate</text:span><text:span text:style-name="T47">, latestDate, termsource}</text:span></text:p>
                </text:list-item>
              </text:list>
            </text:list-item>
          </text:list>
        </text:list-item>
        <text:list-item>
          <text:p text:style-name="P3">IndexingCreators<text:span text:style-name="T47"> {</text:span><text:span text:style-name="T52">id_indexingCreators</text:span><text:span text:style-name="T47">, genderCreator}</text:span></text:p>
          <text:list>
            <text:list-item>
              <text:p text:style-name="P3">NamesCreator<text:span text:style-name="T47"> {</text:span><text:span text:style-name="T52">id_namesCreator</text:span><text:span text:style-name="T47">, nameCreator, type, termsource, termsourceID}</text:span></text:p>
              <text:list>
                <text:list-item>
                  <text:p text:style-name="P3">SourceNamesCreator<text:span text:style-name="T47"> {</text:span><text:span text:style-name="T52">id_sourceNamesCreator</text:span><text:span text:style-name="T47">, sourceNameCreator}</text:span></text:p>
                </text:list-item>
              </text:list>
            </text:list-item>
            <text:list-item>
              <text:p text:style-name="P3">NationalitiesCreator<text:span text:style-name="T47"> {</text:span><text:span text:style-name="T52">id_nationalitiesCreator</text:span><text:span text:style-name="T47">, nationalitycreator}</text:span></text:p>
            </text:list-item>
            <text:list-item>
              <text:p text:style-name="P3">vitalDatesCreator<text:span text:style-name="T47"> {</text:span><text:span text:style-name="T52">id_vitalDatesCreator</text:span><text:span text:style-name="T47">, vitalDatesCreator, birthDate, deathDate, termSource, </text:span><text:span text:style-name="T26">IndexingCreator</text:span><text:span text:style-name="T47">}</text:span></text:p>
            </text:list-item>
            <text:list-item>
              <text:p text:style-name="P3">CreatorRoles<text:span text:style-name="T47"> {</text:span><text:span text:style-name="T52">id_rolesCreator</text:span><text:span text:style-name="T47">, roleCreator, termsource, termsourceID}</text:span></text:p>
            </text:list-item>
          </text:list>
        </text:list-item>
        <text:list-item>
          <text:p text:style-name="P7"><text:span text:style-name="T42">Styles</text:span><text:span text:style-name="T47"> {</text:span><text:span text:style-name="T52">id_styles</text:span><text:span text:style-name="T47">, style, termsource, termsourceID}</text:span></text:p>
        </text:list-item>
        <text:list-item>
          <text:p text:style-name="P7"><text:span text:style-name="T42">Cultures </text:span><text:span text:style-name="T47">{</text:span><text:span text:style-name="T52">id_cultures</text:span><text:span text:style-name="T47">, culture, termsource, termsourceID}</text:span></text:p>
        </text:list-item>
        <text:list-item>
          <text:p text:style-name="P3">IndexingDates<text:span text:style-name="T47"> {</text:span><text:span text:style-name="T35">id_indexingDates</text:span><text:span text:style-name="T47">, dateQualifier, </text:span><text:span text:style-name="T26">earliestDate</text:span><text:span text:style-name="T47">, </text:span><text:span text:style-name="T26">latestDate</text:span><text:span text:style-name="T47">, </text:span><text:span text:style-name="T26">Object_Work_Record</text:span><text:span text:style-name="T47">}</text:span></text:p>
        </text:list-item>
        <text:list-item>
          <text:p text:style-name="P3">CreationPlaces<text:span text:style-name="T47"> {</text:span><text:span text:style-name="T52">id_creationPlaces</text:span><text:span text:style-name="T47">, creationPlace, termsource, termsourceID, placeQualifier, </text:span><text:span text:style-name="T26">Object_Work_Record</text:span><text:span text:style-name="T47">}</text:span></text:p>
        </text:list-item>
        <text:list-item>
          <text:p text:style-name="P3">Provenance<text:span text:style-name="T47"> {</text:span><text:span text:style-name="T52">id_provenance</text:span><text:span text:style-name="T47">, provenanceDescription, cost, legalStatus, </text:span><text:span text:style-name="T26">Object_Work_Record</text:span><text:span text:style-name="T47">, </text:span><text:span text:style-name="T26">Owner</text:span><text:span text:style-name="T47">, </text:span><text:span text:style-name="T26">ownershipDate</text:span><text:span text:style-name="T47">, </text:span><text:span text:style-name="T26">OwnershipPlace</text:span><text:span text:style-name="T47">}</text:span></text:p>
          <text:list>
            <text:list-item>
              <text:p text:style-name="P3">TransferModes<text:span text:style-name="T47"> {</text:span><text:span text:style-name="T52">id_transferMode</text:span><text:span text:style-name="T47">, transferMode, </text:span><text:span text:style-name="T26">Provenance</text:span><text:span text:style-name="T47">}</text:span></text:p>
            </text:list-item>
            <text:list-item>
              <text:p text:style-name="P3">Owners<text:span text:style-name="T47"> {</text:span><text:span text:style-name="T52">id_owner, owner</text:span><text:span text:style-name="T47">, termsource, termsourceID, </text:span><text:span text:style-name="T26">OwnerRolesid_ownerRole</text:span><text:span text:style-name="T47">}</text:span></text:p>
              <text:list>
                <text:list-item>
                  <text:p text:style-name="P3">OwnerRoles<text:span text:style-name="T47"> {</text:span><text:span text:style-name="T52">id_ownerRole</text:span><text:span text:style-name="T47">, ownerRole, termsource, termsourceID}</text:span></text:p>
                </text:list-item>
              </text:list>
            </text:list-item>
            <text:list-item>
              <text:p text:style-name="P3">OwnershipDates<text:span text:style-name="T47"> {</text:span><text:span text:style-name="T52">id_ownershipDate</text:span><text:span text:style-name="T47">, ownershipDate, </text:span><text:span text:style-name="T26">earliestDate</text:span><text:span text:style-name="T47">, </text:span><text:span text:style-name="T31">latestDate</text:span><text:span text:style-name="T47">}</text:span></text:p>
            </text:list-item>
            <text:list-item>
              <text:p text:style-name="P3">OwnershipPlaces<text:span text:style-name="T47"> {</text:span>id_ownershipPlaces<text:span text:style-name="T47">, ownershipPlace, termsource, termsourceID}</text:span></text:p>
            </text:list-item>
          </text:list>
        </text:list-item>
        <text:list-item>
          <text:p text:style-name="P7"><text:span text:style-name="T42">ExhibitionHistory </text:span><text:span text:style-name="T47">{</text:span><text:span text:style-name="T52">id_exhibitionHistory</text:span><text:span text:style-name="T47">, exhibitionDescription, exhibitionObjectLabel,, remarks, </text:span><text:span text:style-name="T26">exhibitionType,</text:span><text:span text:style-name="T47"> </text:span><text:span text:style-name="T26">Object_Work_Record</text:span><text:span text:style-name="T47">}</text:span></text:p>
          <text:list>
            <text:list-item>
              <text:p text:style-name="P3"><text:soft-page-break/>ExhibitionTitles<text:span text:style-name="T47"> {</text:span><text:span text:style-name="T52">id_exhibitionTitles</text:span><text:span text:style-name="T47">, </text:span><text:span text:style-name="T26">ExhibitionHistory</text:span><text:span text:style-name="T47">, exhibitionTitle}</text:span></text:p>
            </text:list-item>
            <text:list-item>
              <text:p text:style-name="P3">ExhibitionTypes<text:span text:style-name="T47"> {</text:span><text:span text:style-name="T52">id_exhibitionTypes</text:span><text:span text:style-name="T47">, exhibitionType, ExhibitionHistory}</text:span></text:p>
            </text:list-item>
            <text:list-item>
              <text:p text:style-name="P3">ExhibitionVenues<text:span text:style-name="T47"> {</text:span><text:span text:style-name="T52">id_exhibitionVenues</text:span><text:span text:style-name="T47">, </text:span><text:span text:style-name="T26">ExhibitionHistory</text:span><text:span text:style-name="T47">, exhibitionVenue, </text:span><text:span text:style-name="T26">ExhibitionVenueDate</text:span><text:span text:style-name="T47">}</text:span></text:p>
              <text:list>
                <text:list-item>
                  <text:p text:style-name="P3">ExhibitionVenueNames<text:span text:style-name="T47"> {</text:span><text:span text:style-name="T52">id_exhibitionVenueNames</text:span><text:span text:style-name="T47">, exhibitionVenueName, exhibitionVenuePlace, nameTermsource, nameTermsourceID, placeTermsource, placeTermsourceID, </text:span><text:span text:style-name="T26">ExhibitionVenue</text:span><text:span text:style-name="T47">}</text:span></text:p>
                </text:list-item>
                <text:list-item>
                  <text:p text:style-name="P3">ExhibitionVenueDates<text:span text:style-name="T47"> {</text:span><text:span text:style-name="T52">id_ExhibitionVenueDate</text:span><text:span text:style-name="T47">, exhibitionVenueDate, </text:span><text:span text:style-name="T26">earliestDate</text:span><text:span text:style-name="T47">, </text:span><text:span text:style-name="T26">latestDate</text:span><text:span text:style-name="T47">}</text:span></text:p>
                </text:list-item>
                <text:list-item>
                  <text:p text:style-name="P3">ExhibitionOrganizers<text:span text:style-name="T47"> {</text:span><text:span text:style-name="T52">id_exhibitionOrganizer</text:span><text:span text:style-name="T47">, exhibitionOrganizerName, exhibitionOrganizerLocation, nameTermsource, nameTermsourceID, locationTermsource, locationTermsourceID, </text:span><text:span text:style-name="T26">ExhibitionHistory</text:span><text:span text:style-name="T47">}</text:span></text:p>
                </text:list-item>
              </text:list>
            </text:list-item>
          </text:list>
        </text:list-item>
        <text:list-item>
          <text:p text:style-name="P3">Locations<text:span text:style-name="T47"> {</text:span><text:span text:style-name="T52">id_locations</text:span><text:span text:style-name="T47">, </text:span><text:span text:style-name="T26">Object_Work_Record</text:span><text:span text:style-name="T47">, </text:span><text:span text:style-name="T26">LocationName</text:span><text:span text:style-name="T47">}</text:span></text:p>
          <text:list>
            <text:list-item>
              <text:p text:style-name="P3">LocationsName<text:span text:style-name="T47"> {</text:span><text:span text:style-name="T52">id_locationsName</text:span><text:span text:style-name="T47">, locationName, type, termsource, termsourceID, locID, locIDtype}</text:span></text:p>
            </text:list-item>
            <text:list-item>
              <text:p text:style-name="P3">WorkIDs<text:span text:style-name="T47"> {</text:span><text:span text:style-name="T52">id_workIDs</text:span><text:span text:style-name="T47">, workID, type, </text:span><text:span text:style-name="T26">Location</text:span><text:span text:style-name="T47">}</text:span></text:p>
            </text:list-item>
          </text:list>
        </text:list-item>
        <text:list-item>
          <text:p text:style-name="P3">IndexingSubjects<text:span text:style-name="T47"> {</text:span><text:span text:style-name="T52">id_indexingSubjects</text:span><text:span text:style-name="T47">, type, extentSubject, </text:span><text:span text:style-name="T26">Object_Work_Record</text:span><text:span text:style-name="T47">}</text:span></text:p>
          <text:list>
            <text:list-item>
              <text:p text:style-name="P3">SubjectTerms <text:span text:style-name="T47">{</text:span><text:span text:style-name="T52">id_subjectTerms</text:span><text:span text:style-name="T47">, subjectTerm, type, termsource, termsourceID}</text:span></text:p>
            </text:list-item>
          </text:list>
        </text:list-item>
        <text:list-item>
          <text:p text:style-name="P3">Classifications<text:span text:style-name="T47"> {</text:span><text:span text:style-name="T26">id_classifications</text:span><text:span text:style-name="T47">, classification, termsource, termsourceID}</text:span></text:p>
        </text:list-item>
        <text:list-item>
          <text:p text:style-name="P3">DescriptiveNotes<text:span text:style-name="T47"> {</text:span><text:span text:style-name="T52">id_descriptiveNotes</text:span><text:span text:style-name="T47">, descriptiveNote, </text:span><text:span text:style-name="T26">Object_Work_Record</text:span><text:span text:style-name="T47">}</text:span></text:p>
          <text:list>
            <text:list-item>
              <text:p text:style-name="P3">DescriptiveNoteSources<text:span text:style-name="T47"> {</text:span><text:span text:style-name="T52">id_descriptiveNoteSources</text:span><text:span text:style-name="T47">, descriptiveNoteSource}</text:span></text:p>
            </text:list-item>
          </text:list>
        </text:list-item>
        <text:list-item>
          <text:p text:style-name="P3">Inscriptions<text:span text:style-name="T47"> {</text:span><text:span text:style-name="T26">id_inscriptions</text:span><text:span text:style-name="T47">, inscriptions, </text:span><text:span text:style-name="T26">Object_Work_Record</text:span><text:span text:style-name="T47">}</text:span></text:p>
        </text:list-item>
        <text:list-item>
          <text:p text:style-name="P3">RelatedWorks<text:span text:style-name="T47"> {</text:span><text:span text:style-name="T52">id_relatedWorks</text:span><text:span text:style-name="T47">, relatedWorkRelType, </text:span><text:span text:style-name="T26">Object_Work_Record</text:span><text:span text:style-name="T47">}</text:span></text:p>
          <text:list>
            <text:list-item>
              <text:p text:style-name="P3">LinksRelatedWork<text:span text:style-name="T47"> {</text:span><text:span text:style-name="T52">id_linksRelatedWork</text:span><text:span text:style-name="T47">, linkRelatedWork, linkscheme, </text:span><text:span text:style-name="T26">RelatedWork</text:span><text:span text:style-name="T47">}</text:span></text:p>
            </text:list-item>
            <text:list-item>
              <text:p text:style-name="P3">LabelRelatedWork<text:span text:style-name="T47"> {</text:span><text:span text:style-name="T52">id_labelRelatedWork</text:span><text:span text:style-name="T47">, labelRelatedWork, </text:span><text:span text:style-name="T26">RelatedWork</text:span><text:span text:style-name="T47">}</text:span></text:p>
            </text:list-item>
            <text:list-item>
              <text:p text:style-name="P3">LocationsRelatedWork<text:span text:style-name="T47"> {</text:span><text:span text:style-name="T52">id_locationsRelatedWork</text:span><text:span text:style-name="T47">, locationRelatedWork, relWorkID, locID, locIDtype, termsource, </text:span><text:span text:style-name="T26">RelatedWork</text:span><text:span text:style-name="T47">}</text:span></text:p>
            </text:list-item>
          </text:list>
        </text:list-item>
        <text:list-item>
          <text:p text:style-name="P3">RightsWork<text:span text:style-name="T47"> {</text:span><text:span text:style-name="T52">id_rightsWork</text:span><text:span text:style-name="T47">, rightsWork, type, </text:span><text:span text:style-name="T26">Object_Work_Record</text:span><text:span text:style-name="T47">}</text:span></text:p>
        </text:list-item>
        <text:list-item>
          <text:p text:style-name="P3">RecordsID<text:span text:style-name="T47"> {</text:span><text:span text:style-name="T52">id_recordsID</text:span><text:span text:style-name="T47">, recordID, type, </text:span><text:span text:style-name="T26">Object_Work_Record</text:span><text:span text:style-name="T47">}</text:span></text:p>
        </text:list-item>
        <text:list-item>
          <text:p text:style-name="P3">RecordSources<text:span text:style-name="T47"> {</text:span><text:span text:style-name="T52">id_recordSources</text:span><text:span text:style-name="T47">, recordSource, </text:span><text:span text:style-name="T26">Object_Work_Record</text:span><text:span text:style-name="T47">}</text:span></text:p>
        </text:list-item>
        <text:list-item>
          <text:p text:style-name="P3">RecordInfo<text:span text:style-name="T47"> {</text:span><text:span text:style-name="T52">id_recordInfo</text:span><text:span text:style-name="T47">, type, </text:span><text:span text:style-name="T31">Object_Work_Record</text:span><text:span text:style-name="T47">}</text:span></text:p>
          <text:list>
            <text:list-item>
              <text:p text:style-name="P3">RecordsInfoID<text:span text:style-name="T47"> {</text:span><text:span text:style-name="T52">recordInfoID</text:span><text:span text:style-name="T47">, type, </text:span><text:span text:style-name="T26">RecordInfo</text:span><text:span text:style-name="T47">}</text:span></text:p>
            </text:list-item>
            <text:list-item>
              <text:p text:style-name="P3">RecordInfoLinks<text:span text:style-name="T47"> {</text:span><text:span text:style-name="T52">id_recordInfoLinks</text:span><text:span text:style-name="T47">, recordInfoLink, </text:span><text:span text:style-name="T26">RecordInfo</text:span><text:span text:style-name="T47">}</text:span></text:p>
            </text:list-item>
            <text:list-item>
              <text:p text:style-name="P3">RecordsRelID<text:span text:style-name="T47"> {</text:span><text:span text:style-name="T52">recordRelID</text:span><text:span text:style-name="T47">, type, </text:span><text:span text:style-name="T31">RecordInfo</text:span><text:span text:style-name="T47">}</text:span></text:p>
            </text:list-item>
            <text:list-item>
              <text:p text:style-name="P3">RecordMetadataLocations<text:span text:style-name="T47"> {</text:span><text:span text:style-name="T52">id_recordMetadataLocations</text:span><text:span text:style-name="T47">, recordMetadataLocation, type, </text:span><text:span text:style-name="T26">RecordInfo</text:span><text:span text:style-name="T47">}</text:span></text:p>
            </text:list-item>
            <text:list-item>
              <text:p text:style-name="P3">RecordMetadataDates<text:span text:style-name="T47"> {</text:span><text:span text:style-name="T52">id_recordMetadataDates</text:span><text:span text:style-name="T47">, recordMetadataDate, type, termsource, </text:span><text:span text:style-name="T26">RecordInfo</text:span><text:span text:style-name="T47">}</text:span></text:p>
            </text:list-item>
          </text:list>
        </text:list-item>
        <text:list-item>
          <text:p text:style-name="P3">RecordTypes<text:span text:style-name="T47"> {</text:span><text:span text:style-name="T35">id_recordTypes</text:span><text:span text:style-name="T47">, recordType}</text:span></text:p>
        </text:list-item>
        <text:list-item>
          <text:p text:style-name="P3">Resources<text:span text:style-name="T47"> {</text:span><text:span text:style-name="T52">id_resources</text:span><text:span text:style-name="T47">, </text:span><text:span text:style-name="T26">LinkResource</text:span><text:span text:style-name="T47">, </text:span><text:span text:style-name="T26">ResourceID</text:span><text:span text:style-name="T47">, </text:span><text:span text:style-name="T26">ResourceViewDescription</text:span><text:span text:style-name="T47">, </text:span><text:span text:style-name="T26">Object_Work_Record</text:span><text:span text:style-name="T47">}</text:span></text:p>
          <text:list>
            <text:list-item>
              <text:p text:style-name="P3">LinkResources<text:span text:style-name="T47"> {</text:span><text:span text:style-name="T52">id_linkResources</text:span><text:span text:style-name="T47">, linkResource, type, formatResource}</text:span></text:p>
            </text:list-item>
            <text:list-item>
              <text:p text:style-name="P3">ResourcesID<text:span text:style-name="T47"> {</text:span><text:span text:style-name="T52">resourceID</text:span><text:span text:style-name="T47">, type}</text:span></text:p>
            </text:list-item>
            <text:list-item>
              <text:p text:style-name="P3">ResourceRelTypes<text:span text:style-name="T47"> {</text:span><text:span text:style-name="T52">id_resourceRelType</text:span><text:span text:style-name="T47">, resourceRelType, type}</text:span></text:p>
            </text:list-item>
            <text:list-item>
              <text:p text:style-name="P3">ResourceTypes<text:span text:style-name="T47"> {</text:span><text:span text:style-name="T52">id_resourceTypes</text:span><text:span text:style-name="T47">, resourceType, termsource, termsourceID}</text:span></text:p>
            </text:list-item>
            <text:list-item>
              <text:p text:style-name="P3">ResourceViewDescriptions<text:span text:style-name="T47"> {</text:span><text:span text:style-name="T52">id_resourceViewDescriptions</text:span><text:span text:style-name="T47">, resourceViewDescription, </text:span><text:soft-page-break/><text:span text:style-name="T47">type}</text:span></text:p>
            </text:list-item>
          </text:list>
        </text:list-item>
      </text:list>
      <text:p text:style-name="P2"/>
      <text:h text:style-name="P17" text:outline-level="4">Tabelas com origem em entidades e relacionamentos N:M</text:h>
      <text:p text:style-name="P1">As tabelas seguintes, resultam de relacionamentos N:M existentes entre as tabelas apresentadas anteriormente:</text:p>
      <text:list xml:id="list1653415683" text:style-name="L2">
        <text:list-item>
          <text:p text:style-name="P5">Object_Work_Types_Object_Work_Records</text:p>
        </text:list-item>
      </text:list>
      <text:p text:style-name="P2"><text:tab/><text:span text:style-name="T47">Resultante do relacionamento N:M entre as tabelas </text:span>Object_Work_Records <text:span text:style-name="T47">e </text:span>Object_Work_Types<text:span text:style-name="T47">.</text:span></text:p>
      <text:list xml:id="list578088909" text:continue-numbering="true" text:style-name="L2">
        <text:list-item>
          <text:p text:style-name="P5">SourceTitle_Object_Work_Titles</text:p>
        </text:list-item>
        <text:list-item>
          <text:p text:style-name="P5">QualifierMeasurements_IndexingMeasurements</text:p>
        </text:list-item>
        <text:list-item>
          <text:p text:style-name="P5">TermMaterialsTech_IndexingMaterialsTech</text:p>
        </text:list-item>
        <text:list-item>
          <text:p text:style-name="P5">TreatmentTypes_ConservationTreatmentHistory</text:p>
        </text:list-item>
        <text:list-item>
          <text:p text:style-name="P5">Object_Work_Records_IndexingCreators</text:p>
          <text:list>
            <text:list-item>
              <text:p text:style-name="P5">NamesCreator_IndexingCreators</text:p>
              <text:list>
                <text:list-item>
                  <text:p text:style-name="P5">SourceNamesCreator_NamesCreator</text:p>
                </text:list-item>
              </text:list>
            </text:list-item>
            <text:list-item>
              <text:p text:style-name="P5">IndexingCreators_NationalitiesCreator</text:p>
            </text:list-item>
            <text:list-item>
              <text:p text:style-name="P5">IndexingCreators_RolesCreator</text:p>
            </text:list-item>
          </text:list>
        </text:list-item>
        <text:list-item>
          <text:p text:style-name="P5">Styles_Object_Work_Records</text:p>
        </text:list-item>
        <text:list-item>
          <text:p text:style-name="P5">Cultures_Object_Work_Records</text:p>
        </text:list-item>
        <text:list-item>
          <text:p text:style-name="P5">IndexingSubjects_SubjectTerms</text:p>
        </text:list-item>
        <text:list-item>
          <text:p text:style-name="P5">Object_Work_Records_Classifications</text:p>
        </text:list-item>
        <text:list-item>
          <text:p text:style-name="P5">DescriptiveNotes_DescriptiveNoteSources</text:p>
        </text:list-item>
        <text:list-item>
          <text:p text:style-name="P5">ResourceRelTypes_Resources</text:p>
        </text:list-item>
        <text:list-item>
          <text:p text:style-name="P5">ResourceTypes_Resource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ArialMT" svg:font-family="CAAAAA+ArialMT"/>
    <style:font-face style:name="FVOLSD+NimbusRomNo9L-Regu" svg:font-family="FVOLSD+NimbusRomNo9L-Regu"/>
    <style:font-face style:name="FreeSans1" svg:font-family="FreeSans"/>
    <style:font-face style:name="OpenSymbol" svg:font-family="OpenSymbol"/>
    <style:font-face style:name="THDBVB+NimbusRomNo9L-ReguItal" svg:font-family="THDBVB+NimbusRomNo9L-ReguItal"/>
    <style:font-face style:name="Verdana" svg:font-family="Verdana, Helvetica, sans-serif"/>
    <style:font-face style:name="Verdana1" svg:font-family="Verdana, sans-serif"/>
    <style:font-face style:name="ABCDEE+Calibri" svg:font-family="ABCDEE+Calibri" style:font-family-generic="swiss"/>
    <style:font-face style:name="ABCDEE+Cambria,Bold" svg:font-family="'ABCDEE+Cambria,Bold'"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19T21:56:07</dc:date>
    <dc:creator>Bruno Azevedo</dc:creator>
    <meta:editing-duration>PT7H19M54S</meta:editing-duration>
    <meta:editing-cycles>514</meta:editing-cycles>
    <meta:generator>LibreOffice/3.3$Linux LibreOffice_project/330m19$Build-401</meta:generator>
    <meta:document-statistic meta:table-count="0" meta:image-count="0" meta:object-count="0" meta:page-count="6" meta:paragraph-count="146" meta:word-count="1710" meta:character-count="14374"/>
  </office:meta>
</office:document-meta>
</file>